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27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141.23mm"/>
    </style:style>
    <style:style style:name="co4" style:family="table-column">
      <style:table-column-properties fo:break-before="auto" style:column-width="146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3" style:family="table-cell" style:parent-style-name="Default">
      <style:text-properties style:font-name="DejaVu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font-name="DejaVu Sans" fo:font-size="14pt" style:font-size-asian="14pt" style:font-size-complex="14pt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Log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User logs in with his/her registration data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User has to be registert in ShopAdmin with an user accou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ostcondtions</text:p>
          </table:table-cell>
          <table:table-cell office:value-type="string" calcext:value-type="string" table:number-columns-spanned="2" table:number-rows-spanned="1">
            <text:p>User is able to log in and see the main view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rimary Actor(s)</text:p>
          </table:table-cell>
          <table:table-cell office:value-type="string" calcext:value-type="string" table:number-columns-spanned="2" table:number-rows-spanned="1">
            <text:p>User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econdary Actor(s)</text:p>
          </table:table-cell>
          <table:table-cell office:value-type="string" calcext:value-type="string" table:number-columns-spanned="2" table:number-rows-spanned="1">
            <text:p>ShopAdmin system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 table:number-columns-spanned="2" table:number-rows-spanned="1">
            <text:p>Correct username and password and pressing the loginbutto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ystem shows loginscre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 enters userna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ser enters password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 clicks loginbutt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ystem compares userinput with registration data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f userinput is wrong, System asks for repeat userinp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ystem shows main 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5a</text:p>
          </table:table-cell>
          <table:table-cell table:style-name="ce2" office:value-type="string" calcext:value-type="string">
            <text:p>System shows feedback of 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Issu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hould the System ask, if the User want to regist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hould the System send Userinformation per mail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7"/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.00.0000</text:date>, <text:time style:data-style-name="N2" text:time-value="13:58:13.0229477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7T13:59:05.941799162</dc:date>
    <meta:editing-duration>PT35M8S</meta:editing-duration>
    <meta:editing-cycles>6</meta:editing-cycles>
    <meta:generator>LibreOffice/5.0.2.2$Linux_X86_64 LibreOffice_project/00m0$Build-2</meta:generator>
    <meta:document-statistic meta:table-count="1" meta:cell-count="47" meta:object-count="0"/>
  </office:meta>
</office:document-meta>
</file>